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1.274cm" fo:min-width="3.056cm"/>
      <style:paragraph-properties style:writing-mode="lr-tb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.274cm" fo:min-width="2.802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274cm" fo:min-width="3.31cm"/>
      <style:paragraph-properties style:writing-mode="lr-tb"/>
    </style:style>
    <style:style style:name="gr4" style:family="graphic" style:parent-style-name="objectwithoutfill">
      <style:graphic-properties svg:stroke-width="0.051cm" draw:marker-start-width="0.279cm" draw:marker-end="Arrowheads_20_1" draw:marker-end-width="0.381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556cm" svg:height="1.524cm" svg:x="11.728cm" svg:y="1.478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524cm" svg:x="4.586cm" svg:y="4.68cm">
          <text:p text:style-name="P1">sbonn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02cm" svg:height="1.524cm" svg:x="11.982cm" svg:y="4.68cm">
          <text:p text:style-name="P1">ble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02cm" svg:height="1.524cm" svg:x="19.164cm" svg:y="4.68cm">
          <text:p text:style-name="P1">fsinatr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1.524cm" svg:x="18.91cm" svg:y="10.992cm">
          <text:p text:style-name="P1">NY_NY.tx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524cm" svg:x="10.05cm" svg:y="8.098cm">
          <text:p text:style-name="P1">shaoli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524cm" svg:x="13.86cm" svg:y="8.098cm">
          <text:p text:style-name="P1">Kicks.tx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1.524cm" svg:x="18.91cm" svg:y="7.844cm">
          <text:p text:style-name="P1">song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1.524cm" svg:x="4.586cm" svg:y="7.89cm">
          <text:p text:style-name="P1">DataViz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576cm" svg:y1="2.994cm" svg:x2="13.576cm" svg:y2="4.68cm">
          <text:p/>
        </draw:line>
        <draw:line draw:style-name="gr4" draw:text-style-name="P3" draw:layer="layout" svg:x1="6.364cm" svg:y1="6.204cm" svg:x2="6.364cm" svg:y2="7.89cm">
          <text:p/>
        </draw:line>
        <draw:line draw:style-name="gr4" draw:text-style-name="P3" draw:layer="layout" svg:x1="20.842cm" svg:y1="6.204cm" svg:x2="20.842cm" svg:y2="7.89cm">
          <text:p/>
        </draw:line>
        <draw:line draw:style-name="gr4" draw:text-style-name="P3" draw:layer="layout" svg:x1="20.796cm" svg:y1="9.368cm" svg:x2="20.796cm" svg:y2="11.054cm">
          <text:p/>
        </draw:line>
        <draw:line draw:style-name="gr4" draw:text-style-name="P3" draw:layer="layout" svg:x1="13.73cm" svg:y1="6.204cm" svg:x2="11.952cm" svg:y2="8.098cm">
          <text:p/>
        </draw:line>
        <draw:line draw:style-name="gr4" draw:text-style-name="P3" draw:layer="layout" svg:x1="13.743cm" svg:y1="6.191cm" svg:x2="15.762cm" svg:y2="8.098cm">
          <text:p/>
        </draw:line>
        <draw:line draw:style-name="gr4" draw:text-style-name="P3" draw:layer="layout" svg:x1="11.728cm" svg:y1="3.002cm" svg:x2="6.364cm" svg:y2="4.68cm">
          <text:p/>
        </draw:line>
        <draw:line draw:style-name="gr4" draw:text-style-name="P3" draw:layer="layout" svg:x1="15.284cm" svg:y1="3.002cm" svg:x2="20.842cm" svg:y2="4.68cm">
          <text:p/>
        </draw:line>
        <draw:frame draw:style-name="gr5" draw:text-style-name="P5" draw:layer="layout" svg:width="9.652cm" svg:height="1.505cm" svg:x="16.162cm" svg:y="12.854cm">
          <draw:text-box>
            <text:p text:style-name="P4"><text:span text:style-name="T1">path: /users/fsinatra/songs/NY_NY.tx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1T22:43:04.428894324</meta:creation-date>
    <dc:date>2023-09-21T23:01:37.999328492</dc:date>
    <meta:editing-duration>PT18M33S</meta:editing-duration>
    <meta:editing-cycles>4</meta:editing-cycles>
    <meta:generator>LibreOffice/7.3.7.2$Linux_X86_64 LibreOffice_project/30$Build-2</meta:generator>
    <meta:document-statistic meta:object-count="41"/>
  </office:meta>
</office:document-meta>
</file>